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font-name="Arial" fo:font-size="8pt" style:font-size-asian="8pt" style:font-size-complex="8pt"/>
    </style:style>
    <style:style style:name="ce5" style:family="table-cell" style:parent-style-name="Default">
      <style:text-properties style:text-outline="false" style:text-line-through-style="none" style:text-line-through-type="none" style:font-name="Monaco1" fo:font-size="8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8pt" style:language-asian="en" style:country-asian="US" style:font-style-asian="normal" style:font-size-complex="8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ext-properties style:font-name="Monaco1" fo:font-size="8pt" style:font-size-asian="8pt" style:font-size-complex="8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7b0052" fo:font-weight="bold" style:text-underline-style="solid" style:text-underline-width="auto" style:text-underline-color="font-color" style:font-name-asian="Monaco" style:font-size-asian="11pt" style:font-size-complex="11pt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font-name-asian="Monaco" style:font-size-asian="11pt" style:font-size-complex="11pt" fo:color="#000000"/>
    </style:style>
    <style:style style:name="T3" style:family="text">
      <style:text-properties style:text-underline-style="solid" style:text-underline-width="auto" style:text-underline-color="font-color" style:font-name-asian="Monaco" style:font-size-asian="11pt" style:font-size-complex="11pt" fo:color="#7b0052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style:font-name-asian="Monaco" style:font-size-asian="11pt" style:font-size-complex="11pt" fo:color="#8b008b"/>
    </style:style>
  </office:automatic-styles>
  <office:body>
    <office:spreadsheet>
      <table:table table:name="AllRascalTests (Compiled)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7-15T13:31:07.335+00:00$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liasTests.rsc|: 2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AssignmentTests.rsc|: 5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1.rsc|: 106 tests executed; 2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2.rsc|: 3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PatternTests3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3.rsc|: 2 tests executed; 2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SyntaxTests4.rsc|: 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DeclarationTests.rsc|: 5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ataTypeTests.rsc|: 72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RegExpTests.rsc|: 7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tatementTests.rsc|: 10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TryCatchTests.rsc|: 2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functionality/VisitTests.rsc|: 159 tests executed; 2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Equality.rsc|: 6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Functions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O.rsc|: 2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IsDefined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Relations.rsc|: 2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atching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Overloading.rsc|: 11 tests executed; 1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basic/Tuples.rsc|: 1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istTests.rsc|: 24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odeTests.rsc|: 5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ValueIOTests.rsc|: 4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graphs/GraphTests.rsc|: 4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1.rsc|: 3 tests executed; 1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BSTRACTTYPE.rsc|: 36 tests executed; 4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1.rsc|: 3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A2.rsc|: 3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1.rsc|: 3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2.rsc|: 3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B3.rsc|: 3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PARSETREE.rsc|: 19 tests executed; 4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TYPE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lang/Lisra/Test.rsc|: 3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|std:///lang/rascal/format/Grammar.rsc|: 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KnownIssues.rsc|: 2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1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atternTCTests.rsc|: 66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(7083,131,&lt;144,0&gt;,&lt;150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(6954,128,&lt;137,0&gt;,&lt;143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3.rsc|(525,58,&lt;23,0&gt;,&lt;23,58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3.rsc|(341,63,&lt;19,0&gt;,&lt;19,63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965,155,&lt;55,0&gt;,&lt;62,1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456,80,&lt;43,0&gt;,&lt;44,27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374,80,&lt;40,0&gt;,&lt;41,27&gt;): FALSE NoSuchField("f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131,139,&lt;28,0&gt;,&lt;36,1&gt;): FALSE NoSuchField("e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027,45,&lt;25,0&gt;,&lt;25,45&gt;): FALSE NoSuchField("h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981,45,&lt;24,0&gt;,&lt;24,45&gt;): FALSE NoSuchField("f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935,45,&lt;23,0&gt;,&lt;23,45&gt;): FALSE NoSuchField("d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889,45,&lt;22,0&gt;,&lt;22,45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686,44,&lt;17,0&gt;,&lt;17,44&gt;): FALSE NoSuchField("d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641,44,&lt;16,0&gt;,&lt;16,44&gt;): FALSE NoSuchField("a"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2146,134,&lt;89,0&gt;,&lt;98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1701,54,&lt;64,0&gt;,&lt;64,54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1082,161,&lt;42,0&gt;,&lt;45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851,62,&lt;34,0&gt;,&lt;36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(19543,108,&lt;695,0&gt;,&lt;695,108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(8765,86,&lt;350,0&gt;,&lt;351,63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{}}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basic/Overloading.rsc|(2167,328,&lt;122,0&gt;,&lt;130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1.rsc|(195,73,&lt;10,0&gt;,&lt;13,1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extends/ABSTRACTTYPE.rsc|(556,49,&lt;26,0&gt;,&lt;26,49&gt;): FALSE 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extends/ABSTRACTTYPE.rsc|(506,49,&lt;25,0&gt;,&lt;25,4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extends/PARSETREE.rsc|(545,49,&lt;24,0&gt;,&lt;24,4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extends/PARSETREE.rsc|(495,49,&lt;23,0&gt;,&lt;23,4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extends/PARSETREE.rsc|(545,49,&lt;24,0&gt;,&lt;24,4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extends/PARSETREE.rsc|(495,49,&lt;23,0&gt;,&lt;23,4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extends/PARSETREE.rsc|(443,50,&lt;21,0&gt;,&lt;21,50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extends/PARSETREE.rsc|(393,49,&lt;20,0&gt;,&lt;20,4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types/AllStaticIssues.rsc|(13378,110,&lt;353,0&gt;,&lt;354,86&gt;): FALSE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types/CallTCTests.rsc|(471,54,&lt;15,0&gt;,&lt;15,54&gt;): FALSE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types/ComprehensionTCTests.rsc|(2020,101,&lt;41,0&gt;,&lt;41,101&gt;): FALSE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project://rascal/src/org/rascalmpl/library/lang/rascal/tests/types/ComprehensionTCTests.rsc|(1902,101,&lt;39,0&gt;,&lt;39,101&gt;): FALSE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5208 tests executed; 41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Java("NullPointerException","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50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 2x, rechecked)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7-15T12:42:23.860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5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106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3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3.rsc|: 2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4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59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Overloading.rsc|: 1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graphs/Graph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csv/CSVIOTests.rsc|: 10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BSTRACTTYPE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1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2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1.rsc|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2.rsc|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3.rsc|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PARSETREE.rsc|: 19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TYP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(7083,131,&lt;144,0&gt;,&lt;150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PatternTests1.rsc|(6954,128,&lt;137,0&gt;,&lt;143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3.rsc|(525,58,&lt;23,0&gt;,&lt;23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ConcreteSyntaxTests3.rsc|(341,63,&lt;19,0&gt;,&lt;19,6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965,155,&lt;55,0&gt;,&lt;62,1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131,139,&lt;28,0&gt;,&lt;36,1&gt;): FALSE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2146,134,&lt;89,0&gt;,&lt;98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1701,54,&lt;64,0&gt;,&lt;64,5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1082,161,&lt;42,0&gt;,&lt;45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KeywordParameterTests.rsc|(851,62,&lt;34,0&gt;,&lt;36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(19543,108,&lt;695,0&gt;,&lt;695,10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functionality/VisitTests.rsc|(8765,86,&lt;350,0&gt;,&lt;351,6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Memoization.rsc|(450,183,&lt;26,0&gt;,&lt;35,1&gt;): FALSE test fails for arguments: {{814137851r414567769,98534479r121568455},&lt;{}&gt;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basic/Overloading.rsc|(2167,328,&lt;122,0&gt;,&lt;130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ang/csv/CSVIOTests.rsc|(1762,96,&lt;60,0&gt;,&lt;60,96&gt;): FALSE "inferred types"test fails for arguments: {&lt;"\n\u00a0\u205f\u2002\u2029","9E6",856148585,true,0.45317421582125883&gt;}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imports/ImportTests1.rsc|(195,73,&lt;10,0&gt;,&lt;13,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extends/PARSETREE.rsc|(545,49,&lt;24,0&gt;,&lt;24,4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extends/PARSETREE.rsc|(495,49,&lt;23,0&gt;,&lt;23,4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extends/PARSETREE.rsc|(443,50,&lt;21,0&gt;,&lt;21,50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extends/PARSETREE.rsc|(393,49,&lt;20,0&gt;,&lt;20,4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5208 tests executed; 39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yaml/Model.rsc|: "java.lang.NullPointerException"("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ult = false, [load: 20310 msec, execute: 2523806 msec]</text:p>
          </table:table-cell>
          <table:table-cell table:number-columns-repeated="1023"/>
        </table:table-row>
        <table:table-row table:style-name="ro1" table:number-rows-repeated="28">
          <table:table-cell table:style-name="ce2"/>
          <table:table-cell table:number-columns-repeated="1023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1" table:number-columns-repeated="1024" table:default-cell-style-name="ce6"/>
        <table:table-row table:style-name="ro1">
          <table:table-cell table:style-name="ce4" office:value-type="string" calcext:value-type="string">
            <text:p>Expressions:</text:p>
          </table:table-cell>
          <table:table-cell table:style-name="ce4" table:number-columns-repeated="1023"/>
        </table:table-row>
        <table:table-row table:style-name="ro1">
          <table:table-cell table:style-name="ce5" office:value-type="string" calcext:value-type="string">
            <text:p><text:span text:style-name="T1">test</text:span><text:span text:style-name="T2"> </text:span><text:span text:style-name="T3">bool</text:span><text:span text:style-name="T2"> tst() = run(</text:span><text:span text:style-name="T4">"all(int x \&lt;- [])"</text:span><text:span text:style-name="T2">) == !</text:span><text:span text:style-name="T3">all</text:span><text:span text:style-name="T2">(</text:span><text:span text:style-name="T3">int</text:span><text:span text:style-name="T2"> x &lt;- []);</text:span></text:p>
          </table:table-cell>
          <table:table-cell table:style-name="ce7"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Expressions.rsc|(26937,115,&lt;406,0&gt;,&lt;406,115&gt;): FALSE "Cannot execute due to compilation errors: {error(\"Name _ is not in scope\",|test-modules:///TMP.rsc|(180,1,\&lt;1,180\&gt;,\&lt;1,181\&gt;))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519 tests executed; 8 failed; 0 ignored</text:p>
          </table:table-cell>
          <table:table-cell table:number-columns-repeated="1023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80">
          <table:table-cell table:style-name="ce1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00:24:53.71237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7-15T16:27:05.240609000</dc:date>
    <meta:editing-duration>P59DT4H37M4S</meta:editing-duration>
    <meta:editing-cycles>232</meta:editing-cycles>
    <meta:generator>LibreOffice/4.4.1.2$MacOSX_X86_64 LibreOffice_project/45e2de17089c24a1fa810c8f975a7171ba4cd432</meta:generator>
    <meta:document-statistic meta:table-count="4" meta:cell-count="459" meta:object-count="0"/>
  </office:meta>
</office:document-meta>
</file>